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Introducció</text:p>
      <text:p text:style-name="Heading_20_2">Objectius</text:p>
      <text:p text:style-name="Text_20_body">El propòsit d'aquest document es pot desglossar en:</text:p>
      <text:list text:style-name="L1">
        <text:list-item>
          <text:p text:style-name="P2">Analitzar el funcionament actual de l'empresa SERDIPSA.</text:p>
        </text:list-item>
        <text:list-item>
          <text:p text:style-name="P2">Detectar els aspectes que afecten negativament a la seva activitat i que es podrien solucionar (total o parcialment) amb un sistema informàtic.</text:p>
        </text:list-item>
        <text:list-item>
          <text:p text:style-name="P2">Dissenyar la solució informàtica proposada, fins a un nivell de detall suficient perquè aquest sistema pugui ser ja directament construït. Tècnicament, la documentació es correspont a les fases d'especificació, anàlisi i disseny d'un sistema informàtic.</text:p>
        </text:list-item>
      </text:list>
      <text:p text:style-name="Text_20_body"/>
      <text:p text:style-name="Heading_20_2">Abast</text:p>
      <text:p text:style-name="P1">Tal com se'ns ha demanat, ens centrarem només en aspectes de funcionament del procés de producció de l'empresa, <text:s/>i de la gestió de la informació de la que disposa. No entrarem, per tant, en aspectes purament administratius o financers.</text:p>
      <text:p text:style-name="P1">D'altra banda, també queda fora de l'abast d'aquest projecte proposar solucions que extralimitin els límits de la informàtica, que correspondrien a l'àmbit de la mecànica, l'enginyeria industrial o l'administració d'empreses. Ara bé, és possible que en alguns casos la solució informàtica que es proposa necessiti anar acompanyada d'un maquinari específic o comporti alguns canvis en els processos de negoci. En aquest cas, i sempre que no es tracti de canvis de grans dimensions, també s'especifica quin tipus de maquinària seria necessària, o quins canvis s'introduïrien en cada procés de l'empre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Adrià Ramirez Papell</meta:initial-creator>
    <meta:creation-date>2008-06-09T20:09:08</meta:creation-date>
    <dc:date>2008-06-09T21:13:26</dc:date>
    <meta:editing-cycles>3</meta:editing-cycles>
    <meta:editing-duration>PT7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204" meta:character-count="1363"/>
  </office:meta>
</office:document-meta>
</file>